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0536" calcext:value-type="float">
            <text:p>2.7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3584" calcext:value-type="float">
            <text:p>2.7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340288" calcext:value-type="float">
            <text:p>2.903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39514285714" calcext:value-type="float">
            <text:p>2.88939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166675862069" calcext:value-type="float">
            <text:p>2.85166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753848275862" calcext:value-type="float">
            <text:p>2.79753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8628" calcext:value-type="float">
            <text:p>2.7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087365517241" calcext:value-type="float">
            <text:p>2.680873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981057142857" calcext:value-type="float">
            <text:p>2.72981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4035862069" calcext:value-type="float">
            <text:p>2.78240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675644444444" calcext:value-type="float">
            <text:p>2.806756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16910344828" calcext:value-type="float">
            <text:p>2.798169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776903225806" calcext:value-type="float">
            <text:p>2.79776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0952" calcext:value-type="float">
            <text:p>2.7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08774193548" calcext:value-type="float">
            <text:p>2.7790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68144" calcext:value-type="float">
            <text:p>2.75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235561290323" calcext:value-type="float">
            <text:p>2.7223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75767741935" calcext:value-type="float">
            <text:p>2.65775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43408" calcext:value-type="float">
            <text:p>2.5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341987096774" calcext:value-type="float">
            <text:p>2.6834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6432" calcext:value-type="float">
            <text:p>2.75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75375483871" calcext:value-type="float">
            <text:p>2.8875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36657142857" calcext:value-type="float">
            <text:p>2.98736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08567741936" calcext:value-type="float">
            <text:p>2.99608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086" calcext:value-type="float">
            <text:p>3.0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599303225806" calcext:value-type="float">
            <text:p>3.06599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308" calcext:value-type="float">
            <text:p>3.0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94864516129" calcext:value-type="float">
            <text:p>3.019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805212903226" calcext:value-type="float">
            <text:p>2.9980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4752" calcext:value-type="float">
            <text:p>2.93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133161290323" calcext:value-type="float">
            <text:p>2.9113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00728" calcext:value-type="float">
            <text:p>2.97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90064516129" calcext:value-type="float">
            <text:p>2.989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467485714286" calcext:value-type="float">
            <text:p>3.00467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08224516129" calcext:value-type="float">
            <text:p>3.0408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42464516129" calcext:value-type="float">
            <text:p>3.004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429213793104" calcext:value-type="float">
            <text:p>2.994292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136619354839" calcext:value-type="float">
            <text:p>2.9913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15536" calcext:value-type="float">
            <text:p>2.9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410193548387" calcext:value-type="float">
            <text:p>2.9541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598167741935" calcext:value-type="float">
            <text:p>2.92598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07792" calcext:value-type="float">
            <text:p>2.83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69032258064" calcext:value-type="float">
            <text:p>2.83169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25648" calcext:value-type="float">
            <text:p>2.8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792355555556" calcext:value-type="float">
            <text:p>2.887923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2016" calcext:value-type="float">
            <text:p>2.9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95822222222" calcext:value-type="float">
            <text:p>2.868958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049544827586" calcext:value-type="float">
            <text:p>2.860495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01848" calcext:value-type="float">
            <text:p>2.85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738786206896" calcext:value-type="float">
            <text:p>2.827387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524" calcext:value-type="float">
            <text:p>2.79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53768" calcext:value-type="float">
            <text:p>2.73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701866666667" calcext:value-type="float">
            <text:p>2.64701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5432" calcext:value-type="float">
            <text:p>2.5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318482758621" calcext:value-type="float">
            <text:p>2.75318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67736" calcext:value-type="float">
            <text:p>2.8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01114285714" calcext:value-type="float">
            <text:p>2.86501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019420689655" calcext:value-type="float">
            <text:p>2.92019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97058064516" calcext:value-type="float">
            <text:p>2.9969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40504" calcext:value-type="float">
            <text:p>2.99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92490322581" calcext:value-type="float">
            <text:p>2.9879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5432" calcext:value-type="float">
            <text:p>2.9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254038709677" calcext:value-type="float">
            <text:p>2.9225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93729032258" calcext:value-type="float">
            <text:p>2.8289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2488" calcext:value-type="float">
            <text:p>2.72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772258064516" calcext:value-type="float">
            <text:p>2.9177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6336" calcext:value-type="float">
            <text:p>3.1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266141935484" calcext:value-type="float">
            <text:p>3.2026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72657142857" calcext:value-type="float">
            <text:p>3.20072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40335483871" calcext:value-type="float">
            <text:p>3.2764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155638709677" calcext:value-type="float">
            <text:p>3.4315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40648" calcext:value-type="float">
            <text:p>3.41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599251612903" calcext:value-type="float">
            <text:p>3.4059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85072" calcext:value-type="float">
            <text:p>3.44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835225806452" calcext:value-type="float">
            <text:p>3.4083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45935483871" calcext:value-type="float">
            <text:p>3.3434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4752" calcext:value-type="float">
            <text:p>3.31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43615483871" calcext:value-type="float">
            <text:p>3.3843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6008" calcext:value-type="float">
            <text:p>3.5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279974193548" calcext:value-type="float">
            <text:p>3.5227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970771428571" calcext:value-type="float">
            <text:p>3.53970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691767741936" calcext:value-type="float">
            <text:p>3.5569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008129032258" calcext:value-type="float">
            <text:p>3.6000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26776" calcext:value-type="float">
            <text:p>3.5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926580645161" calcext:value-type="float">
            <text:p>3.5892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90632" calcext:value-type="float">
            <text:p>3.57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52670967742" calcext:value-type="float">
            <text:p>3.5505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231974193548" calcext:value-type="float">
            <text:p>3.4923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9992" calcext:value-type="float">
            <text:p>3.44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17341935484" calcext:value-type="float">
            <text:p>3.4891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7704" calcext:value-type="float">
            <text:p>3.54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47638709677" calcext:value-type="float">
            <text:p>3.5534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76314285714" calcext:value-type="float">
            <text:p>3.54776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334916129032" calcext:value-type="float">
            <text:p>3.5433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83648" calcext:value-type="float">
            <text:p>3.5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608571428571" calcext:value-type="float">
            <text:p>3.51608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51963636364" calcext:value-type="float">
            <text:p>3.49951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6216" calcext:value-type="float">
            <text:p>3.5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6216" calcext:value-type="float">
            <text:p>3.5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89872" calcext:value-type="float">
            <text:p>3.4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6216" calcext:value-type="float">
            <text:p>3.5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6216" calcext:value-type="float">
            <text:p>3.5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6216" calcext:value-type="float">
            <text:p>3.5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282" calcext:value-type="float">
            <text:p>3.5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3804" calcext:value-type="float">
            <text:p>3.0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2186" calcext:value-type="float">
            <text:p>3.012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3964" calcext:value-type="float">
            <text:p>3.01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249976470588" calcext:value-type="float">
            <text:p>3.0124997647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8248" calcext:value-type="float">
            <text:p>3.0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99584" calcext:value-type="float">
            <text:p>3.0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467107692308" calcext:value-type="float">
            <text:p>3.024671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87723076923" calcext:value-type="float">
            <text:p>3.032877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381507692308" calcext:value-type="float">
            <text:p>3.033815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324768" calcext:value-type="float">
            <text:p>3.033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8696" calcext:value-type="float">
            <text:p>3.0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884114285714" calcext:value-type="float">
            <text:p>3.02884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884114285714" calcext:value-type="float">
            <text:p>3.02884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145371428571" calcext:value-type="float">
            <text:p>3.0314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99466666667" calcext:value-type="float">
            <text:p>3.72499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533333333333" calcext:value-type="float">
            <text:p>3.72533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172" calcext:value-type="float">
            <text:p>3.53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009066666667" calcext:value-type="float">
            <text:p>3.35009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187" calcext:value-type="float">
            <text:p>3.531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833714285714" calcext:value-type="float">
            <text:p>3.5683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661244444444" calcext:value-type="float">
            <text:p>3.686612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006914285714" calcext:value-type="float">
            <text:p>3.71006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124177777778" calcext:value-type="float">
            <text:p>3.811241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868096" calcext:value-type="float">
            <text:p>4.19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036973913044" calcext:value-type="float">
            <text:p>4.2503697391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485263157895" calcext:value-type="float">
            <text:p>4.13485263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36581818182" calcext:value-type="float">
            <text:p>3.931365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765391304348" calcext:value-type="float">
            <text:p>3.7576539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679345454545" calcext:value-type="float">
            <text:p>3.646793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618" calcext:value-type="float">
            <text:p>3.7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5428" calcext:value-type="float">
            <text:p>3.8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142" calcext:value-type="float">
            <text:p>3.803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74448" calcext:value-type="float">
            <text:p>3.78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0188" calcext:value-type="float">
            <text:p>3.7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4854" calcext:value-type="float">
            <text:p>3.784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586" meta:object-count="0"/>
    <meta:user-defined meta:name="AppVersion">3.0</meta:user-defined>
  </office:meta>
</office:document-meta>
</file>